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500000002D028652FD4C967380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0.475cm"/>
    </style:style>
    <style:style style:name="gr3" style:family="graphic" style:parent-style-name="standard">
      <style:graphic-properties draw:stroke="solid" svg:stroke-color="#000000" draw:fill="none" draw:fill-color="#ffffff" fo:min-height="0.55cm"/>
    </style:style>
    <style:style style:name="gr4" style:family="graphic" style:parent-style-name="standard">
      <style:graphic-properties draw:stroke="solid" svg:stroke-color="#000000" draw:fill="none" draw:fill-color="#ffffff" fo:min-height="0.9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018cm" svg:x="1cm" svg:y="8.46cm">
          <draw:image xlink:href="Pictures/1000000000000500000002D028652FD4C9673802.jpg" xlink:type="simple" xlink:show="embed" xlink:actuate="onLoad" loext:mime-type="image/jpeg">
            <text:p/>
          </draw:image>
        </draw:frame>
        <draw:frame draw:style-name="gr2" draw:text-style-name="P2" draw:layer="layout" svg:width="2.9cm" svg:height="0.725cm" svg:x="16.6cm" svg:y="10.5cm">
          <draw:text-box>
            <text:p><text:span text:style-name="T1">High Output</text:span></text:p>
          </draw:text-box>
        </draw:frame>
        <draw:frame draw:style-name="gr3" draw:text-style-name="P2" draw:layer="layout" svg:width="4.49cm" svg:height="0.8cm" svg:x="15.8cm" svg:y="12.9cm">
          <draw:text-box>
            <text:p><text:span text:style-name="T1">Variable Low Output</text:span></text:p>
          </draw:text-box>
        </draw:frame>
        <draw:frame draw:style-name="gr4" draw:text-style-name="P2" draw:layer="layout" svg:width="3.6cm" svg:height="1.2cm" svg:x="16.7cm" svg:y="11.5cm">
          <draw:text-box>
            <text:p><text:span text:style-name="T1">Transmit Power</text:span></text:p>
            <text:p><text:span text:style-name="T1">Control Input</text:span></text:p>
          </draw:text-box>
        </draw:frame>
        <draw:line draw:style-name="gr5" draw:text-style-name="P1" draw:layer="layout" svg:x1="16.6cm" svg:y1="10.8cm" svg:x2="15.8cm" svg:y2="11.3cm">
          <text:p/>
        </draw:line>
        <draw:line draw:style-name="gr5" draw:text-style-name="P1" draw:layer="layout" svg:x1="16.7cm" svg:y1="11.9cm" svg:x2="15.9cm" svg:y2="11.6cm">
          <text:p/>
        </draw:line>
        <draw:line draw:style-name="gr5" draw:text-style-name="P1" draw:layer="layout" svg:x1="16cm" svg:y1="12.9cm" svg:x2="15.9cm" svg:y2="11.9cm">
          <text:p/>
        </draw:line>
        <draw:frame draw:style-name="gr2" draw:text-style-name="P2" draw:layer="layout" svg:width="1.99cm" svg:height="0.725cm" svg:x="4.71cm" svg:y="18.2cm">
          <draw:text-box>
            <text:p><text:span text:style-name="T1">Ground</text:span></text:p>
          </draw:text-box>
        </draw:frame>
        <draw:line draw:style-name="gr5" draw:text-style-name="P1" draw:layer="layout" svg:x1="5.9cm" svg:y1="18.2cm" svg:x2="9.3cm" svg:y2="17.6cm">
          <text:p/>
        </draw:line>
        <draw:frame draw:style-name="gr2" draw:text-style-name="P2" draw:layer="layout" svg:width="1.4cm" svg:height="0.725cm" svg:x="7.3cm" svg:y="18.2cm">
          <draw:text-box>
            <text:p><text:span text:style-name="T1">High</text:span></text:p>
          </draw:text-box>
        </draw:frame>
        <draw:line draw:style-name="gr5" draw:text-style-name="P1" draw:layer="layout" svg:x1="8cm" svg:y1="18.2cm" svg:x2="9.7cm" svg:y2="17.8cm">
          <text:p/>
        </draw:line>
        <draw:frame draw:style-name="gr3" draw:text-style-name="P2" draw:layer="layout" svg:width="1.6cm" svg:height="0.8cm" svg:x="9.9cm" svg:y="18.5cm">
          <draw:text-box>
            <text:p><text:span text:style-name="T1">RX In</text:span></text:p>
          </draw:text-box>
        </draw:frame>
        <draw:line draw:style-name="gr5" draw:text-style-name="P1" draw:layer="layout" svg:x1="10.1cm" svg:y1="18.5cm" svg:x2="10cm" svg:y2="17.5cm">
          <text:p/>
        </draw:line>
        <draw:frame draw:style-name="gr3" draw:text-style-name="P2" draw:layer="layout" svg:width="1.6cm" svg:height="0.8cm" svg:x="11.8cm" svg:y="18.5cm">
          <draw:text-box>
            <text:p><text:span text:style-name="T1">RX In</text:span></text:p>
          </draw:text-box>
        </draw:frame>
        <draw:line draw:style-name="gr5" draw:text-style-name="P1" draw:layer="layout" svg:x1="12cm" svg:y1="18.5cm" svg:x2="10.4cm" svg:y2="17.6cm">
          <text:p/>
        </draw:line>
        <draw:frame draw:style-name="gr3" draw:text-style-name="P2" draw:layer="layout" svg:width="2.9cm" svg:height="0.8cm" svg:x="11.9cm" svg:y="16.9cm">
          <draw:text-box>
            <text:p><text:span text:style-name="T1">Biasing / Iref</text:span></text:p>
          </draw:text-box>
        </draw:frame>
        <draw:line draw:style-name="gr5" draw:text-style-name="P1" draw:layer="layout" svg:x1="11.9cm" svg:y1="17.3cm" svg:x2="10.6cm" svg:y2="17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15T15:43:58.051423773</dc:date>
    <meta:editing-duration>PT35S</meta:editing-duration>
    <meta:editing-cycles>2</meta:editing-cycles>
    <meta:generator>LibreOffice/6.1.6.3$Linux_X86_64 LibreOffice_project/10$Build-3</meta:generator>
    <meta:document-statistic meta:object-count="17"/>
  </office:meta>
</office:document-meta>
</file>